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">
      <style:text-properties fo:color="#3465a4" style:font-name="Linux Libertine O" fo:font-size="14pt" fo:font-weight="bold" officeooo:rsid="00200472" officeooo:paragraph-rsid="00206214" style:font-name-asian="Noto Sans CJK SC Regular" style:font-size-asian="14pt" style:font-weight-asian="bold" style:font-name-complex="FreeSans" style:font-size-complex="14pt" style:font-weight-complex="bold"/>
    </style:style>
    <style:style style:name="P2" style:family="paragraph" style:parent-style-name="Heading">
      <style:text-properties officeooo:paragraph-rsid="00200472"/>
    </style:style>
    <style:style style:name="P3" style:family="paragraph" style:parent-style-name="Standard">
      <style:text-properties style:font-name="Linux Libertine O" officeooo:rsid="00200472" officeooo:paragraph-rsid="00200472"/>
    </style:style>
    <style:style style:name="P4" style:family="paragraph" style:parent-style-name="Standard">
      <style:text-properties style:font-name="Linux Libertine O" officeooo:rsid="00200472" officeooo:paragraph-rsid="00206214"/>
    </style:style>
    <style:style style:name="P5" style:family="paragraph" style:parent-style-name="Standard">
      <style:text-properties style:font-name="Linux Libertine O" officeooo:rsid="0010b024" officeooo:paragraph-rsid="0010b024"/>
    </style:style>
    <style:style style:name="P6" style:family="paragraph" style:parent-style-name="Standard">
      <style:text-properties style:font-name="Linux Libertine O" officeooo:paragraph-rsid="00200472"/>
    </style:style>
    <style:style style:name="P7" style:family="paragraph" style:parent-style-name="Standard">
      <style:text-properties style:font-name="Linux Libertine O" officeooo:rsid="00206214" officeooo:paragraph-rsid="00206214"/>
    </style:style>
    <style:style style:name="P8" style:family="paragraph" style:parent-style-name="Standard">
      <style:text-properties style:font-name="Linux Libertine O" officeooo:rsid="002af802" officeooo:paragraph-rsid="002af802"/>
    </style:style>
    <style:style style:name="P9" style:family="paragraph" style:parent-style-name="Standard">
      <style:text-properties style:font-name="Linux Libertine O" officeooo:rsid="002b8524" officeooo:paragraph-rsid="002b8524"/>
    </style:style>
    <style:style style:name="P10" style:family="paragraph" style:parent-style-name="Standard">
      <style:text-properties officeooo:paragraph-rsid="00200472"/>
    </style:style>
    <style:style style:name="P11" style:family="paragraph" style:parent-style-name="Heading_20_1">
      <style:text-properties officeooo:paragraph-rsid="001fbc4b"/>
    </style:style>
    <style:style style:name="P12" style:family="paragraph" style:parent-style-name="Standard">
      <style:text-properties style:font-name="Linux Libertine O" officeooo:rsid="002b8524" officeooo:paragraph-rsid="002b8524"/>
    </style:style>
    <style:style style:name="P13" style:family="paragraph" style:parent-style-name="Standard">
      <style:text-properties style:font-name="Linux Libertine O" officeooo:rsid="00200472" officeooo:paragraph-rsid="00200472"/>
    </style:style>
    <style:style style:name="T1" style:family="text">
      <style:text-properties officeooo:rsid="00165056"/>
    </style:style>
    <style:style style:name="T2" style:family="text">
      <style:text-properties officeooo:rsid="00206214"/>
    </style:style>
    <style:style style:name="T3" style:family="text">
      <style:text-properties officeooo:rsid="0022284b"/>
    </style:style>
    <style:style style:name="T4" style:family="text">
      <style:text-properties fo:color="#3465a4" style:font-name="Linux Libertine O" fo:font-weight="bold" style:font-weight-asian="bold" style:font-weight-complex="bold"/>
    </style:style>
    <style:style style:name="T5" style:family="text">
      <style:text-properties fo:color="#3465a4" style:font-name="Linux Libertine O" fo:font-weight="bold" officeooo:rsid="002574ac" style:font-weight-asian="bold" style:font-weight-complex="bold"/>
    </style:style>
    <style:style style:name="T6" style:family="text">
      <style:text-properties fo:color="#3465a4" style:font-name="Linux Libertine O" fo:font-weight="bold" officeooo:rsid="002a27d1" style:font-weight-asian="bold" style:font-weight-complex="bold"/>
    </style:style>
    <style:style style:name="T7" style:family="text">
      <style:text-properties fo:color="#3465a4" style:font-name="Linux Libertine O" fo:font-size="14pt" fo:font-weight="bold" style:font-name-asian="Noto Sans CJK SC Regular" style:font-size-asian="14pt" style:font-weight-asian="bold" style:font-name-complex="FreeSans" style:font-size-complex="14pt" style:font-weight-complex="bold"/>
    </style:style>
    <style:style style:name="T8" style:family="text">
      <style:text-properties fo:color="#3465a4" style:font-name="Linux Libertine O" fo:font-size="14pt" fo:font-weight="bold" officeooo:rsid="0023a322" style:font-name-asian="Noto Sans CJK SC Regular" style:font-size-asian="14pt" style:font-weight-asian="bold" style:font-name-complex="FreeSans" style:font-size-complex="14pt" style:font-weight-complex="bold"/>
    </style:style>
    <style:style style:name="T9" style:family="text">
      <style:text-properties fo:color="#3465a4" style:font-name="Linux Libertine O" fo:font-size="14pt" fo:font-weight="bold" officeooo:rsid="00200472" style:font-name-asian="Noto Sans CJK SC Regular" style:font-size-asian="14pt" style:font-weight-asian="bold" style:font-name-complex="FreeSans" style:font-size-complex="14pt" style:font-weight-complex="bold"/>
    </style:style>
    <style:style style:name="T10" style:family="text">
      <style:text-properties fo:color="#3465a4" style:font-name="Linux Libertine O" fo:font-size="14pt" fo:font-weight="bold" officeooo:rsid="002574ac" style:font-name-asian="Noto Sans CJK SC Regular" style:font-size-asian="14pt" style:font-weight-asian="bold" style:font-name-complex="FreeSans" style:font-size-complex="14pt" style:font-weight-complex="bold"/>
    </style:style>
    <style:style style:name="T11" style:family="text">
      <style:text-properties officeooo:rsid="0024ca88"/>
    </style:style>
    <style:style style:name="T12" style:family="text">
      <style:text-properties officeooo:rsid="002574ac"/>
    </style:style>
    <style:style style:name="T13" style:family="text">
      <style:text-properties officeooo:rsid="0028b320"/>
    </style:style>
    <style:style style:name="T14" style:family="text">
      <style:text-properties officeooo:rsid="002af802"/>
    </style:style>
    <style:style style:name="T15" style:family="text">
      <style:text-properties style:font-name="Linux Libertine O" officeooo:rsid="002af802"/>
    </style:style>
    <style:style style:name="T16" style:family="text">
      <style:text-properties style:font-name="Linux Libertine O" officeooo:rsid="00200472"/>
    </style:style>
    <style:style style:name="T17" style:family="text">
      <style:text-properties fo:color="#004586" style:font-name="Linux Libertine O" fo:font-size="18.2000007629395pt" officeooo:rsid="001fbc4b" style:font-size-asian="18.2000007629395pt" style:font-size-complex="18.2000007629395pt" style:font-weight-complex="600"/>
    </style:style>
    <style:style style:name="T18" style:family="text">
      <style:text-properties fo:color="#004586" style:font-name="Linux Libertine O" fo:font-size="18.2000007629395pt" officeooo:rsid="0025461a" style:font-size-asian="18.2000007629395pt" style:font-size-complex="18.2000007629395pt" style:font-weight-complex="6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<text:span text:style-name="T17">Sausage casserole (8 portions; </text:span><text:span text:style-name="T18">4 hours</text:span><text:span text:style-name="T17">)</text:span></text:h>
      <text:p text:style-name="P9">Replace the sausages with an extra tin of beans and/or veggies to make this vegetarian.</text:p>
      <text:p text:style-name="P9">For gluten-free, check the sausages, stock, and gravy granules.</text:p>
      <text:p text:style-name="P9"/>
      <text:p text:style-name="Heading"><text:span text:style-name="T4">For the </text:span><text:span text:style-name="T10">casserole Act I</text:span><text:span text:style-name="T5"> (about 45 min </text:span><text:span text:style-name="T6">prep</text:span><text:span text:style-name="T5">)</text:span></text:p>
      <text:p text:style-name="P3">1 large casserole dish – <text:span text:style-name="T12">note this gets very heavy once full.</text:span></text:p>
      <text:p text:style-name="P3"/>
      <text:p text:style-name="P3">8 sausages (<text:span text:style-name="T3">i.e. 1 per portion; add more if desired</text:span>)</text:p>
      <text:p text:style-name="P3">2 onions</text:p>
      <text:p text:style-name="P3">3-4 cloves garlic</text:p>
      <text:p text:style-name="P3">3 trimmed leeks</text:p>
      <text:p text:style-name="P3">3 medium-large carrots</text:p>
      <text:p text:style-name="P3"/>
      <text:p text:style-name="P3">1 tin peeled plum tomatoes</text:p>
      <text:p text:style-name="P3">1 tin black-eye beans</text:p>
      <text:p text:style-name="P3">1 tin butter or canellini beans</text:p>
      <text:p text:style-name="P3"/>
      <text:p text:style-name="P8">1 heaped tsp smoked paprika</text:p>
      <text:p text:style-name="P10"><text:span text:style-name="T15">2 rounded tsp </text:span><text:span text:style-name="T16">mixed herbs</text:span></text:p>
      <text:p text:style-name="P3">pinch of cayenne pepper</text:p>
      <text:p text:style-name="P3">2 tbsp grainy mustard</text:p>
      <text:p text:style-name="P3">1 pot/cube beef stock</text:p>
      <text:p text:style-name="P3"><text:span text:style-name="T14">3-4 tbsp </text:span>gravy granules</text:p>
      <text:p text:style-name="P3"/>
      <text:p text:style-name="P3"/>
      <text:p text:style-name="P3">Cut the onions into chunks, chop the garlic, and slice the leeks. Peel the carrots &amp; cut into whichever shapes most stir the soul. <text:span text:style-name="T11">Drain and rinse the beans. </text:span><text:span text:style-name="T12">Preheat the oven to Gas 5.</text:span></text:p>
      <text:p text:style-name="P3"/>
      <text:p text:style-name="P3">Put everything into the casserole dish <text:span text:style-name="T12">(including herbs, spices, and stocks)</text:span> and fill with enough hot water to cover everything – leave a <text:span text:style-name="T12">3cm</text:span> gap from the <text:span text:style-name="T12">water level to the </text:span>top of the pot.</text:p>
      <text:p text:style-name="P3"/>
      <text:p text:style-name="P3">Oven on Gas 5 for 2<text:span text:style-name="T13">½ </text:span>hours (although a little longer doesn’t hurt either).<text:line-break/><text:span text:style-name="T12">Stir and t</text:span>urn down to Gas 4 about half way through.</text:p>
      <text:p text:style-name="P5"/>
      <text:p text:style-name="P2"><text:span text:style-name="T7">For the </text:span><text:span text:style-name="T9">casserole </text:span><text:span text:style-name="T8">Act</text:span><text:span text:style-name="T9"> II</text:span></text:p>
      <text:p text:style-name="P3">1 courgette</text:p>
      <text:p text:style-name="P3">1 pepper</text:p>
      <text:p text:style-name="P3">1 papple</text:p>
      <text:p text:style-name="P3"/>
      <text:p text:style-name="P3"/>
      <text:p text:style-name="P3">Chop the ingredients into chunks and add to the pot. Stir carefully.</text:p>
      <text:p text:style-name="P3">Return to the oven (Gas 4) for a further 45min.</text:p>
      <text:p text:style-name="P6"/>
      <text:p text:style-name="P1"><text:span text:style-name="T1">For</text:span> <text:span text:style-name="T2">half-size in slow cooker</text:span></text:p>
      <text:p text:style-name="P7">Half the amount (4 sausages, and possibly a cut-down selection of veg) can be cooked in about 3 hours on high in a small slow cooker.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9T13:41:09.314438554</meta:creation-date>
    <dc:date>2021-09-11T18:33:57.128121451</dc:date>
    <meta:editing-duration>PT32M18S</meta:editing-duration>
    <meta:editing-cycles>27</meta:editing-cycles>
    <meta:generator>LibreOffice/6.4.7.2$Linux_X86_64 LibreOffice_project/40$Build-2</meta:generator>
    <meta:document-statistic meta:table-count="0" meta:image-count="0" meta:object-count="0" meta:page-count="1" meta:paragraph-count="30" meta:word-count="271" meta:character-count="1451" meta:non-whitespace-character-count="1209"/>
  </office:meta>
</office:document-meta>
</file>